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09in"/>
    </style:style>
    <style:style style:name="co2" style:family="table-column">
      <style:table-column-properties fo:break-before="auto" style:column-width="2.7417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0.3728in"/>
    </style:style>
    <style:style style:name="co6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text-underline-style="solid" style:text-underline-width="auto" style:text-underline-color="font-color" fo:font-weight="bold"/>
    </style:style>
    <style:style style:name="ce5" style:family="table-cell" style:parent-style-name="Default" style:data-style-name="N152"/>
    <style:style style:name="ce6" style:family="table-cell" style:parent-style-name="Default" style:data-style-name="N5116"/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 style:data-style-name="N10"/>
    <style:style style:name="ce9" style:family="table-cell" style:parent-style-name="Default" style:data-style-name="N5124"/>
    <style:style style:name="ce10" style:family="table-cell" style:parent-style-name="Default" style:data-style-name="N5120"/>
    <style:style style:name="ce1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1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17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18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1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20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21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22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49" table:default-cell-style-name="Default"/>
        <table:table-row table:style-name="ro1">
          <table:table-cell table:style-name="ce1" office:value-type="string">
            <text:p>Name us</text:p>
          </table:table-cell>
          <table:table-cell table:style-name="ce4" office:value-type="string">
            <text:p>Function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ABS</text:p>
          </table:table-cell>
          <table:table-cell table:formula="oooc:=ABS(-21.1212)" office:value-type="float" office:value="21.1212">
            <text:p>21.12</text:p>
          </table:table-cell>
          <table:table-cell table:number-columns-repeated="2"/>
          <table:table-cell office:value-type="string">
            <text:p>Count of functions:</text:p>
          </table:table-cell>
          <table:table-cell table:style-name="ce12" table:formula="oooc:=COUNTA(Functioncount)" office:value-type="float" office:value="234">
            <text:p>234</text:p>
          </table:table-cell>
          <table:table-cell table:number-columns-repeated="250"/>
        </table:table-row>
        <table:table-row table:style-name="ro1">
          <table:table-cell office:value-type="string">
            <text:p>ACOS</text:p>
          </table:table-cell>
          <table:table-cell table:formula="oooc:=ACOS(0.5)" office:value-type="float" office:value="1.0471975511966">
            <text:p>1.05</text:p>
          </table:table-cell>
          <table:table-cell table:number-columns-repeated="254"/>
        </table:table-row>
        <table:table-row table:style-name="ro1">
          <table:table-cell office:value-type="string">
            <text:p>ACOSH</text:p>
          </table:table-cell>
          <table:table-cell table:formula="oooc:=ACOSH(1.5)" office:value-type="float" office:value="0.962423650119207">
            <text:p>0.96</text:p>
          </table:table-cell>
          <table:table-cell table:number-columns-repeated="254"/>
        </table:table-row>
        <table:table-row table:style-name="ro1">
          <table:table-cell office:value-type="string">
            <text:p>ADDRESS</text:p>
          </table:table-cell>
          <table:table-cell table:formula="oooc:=ADDRESS(1;2;2)" office:value-type="string" office:string-value="B$1">
            <text:p>B$1</text:p>
          </table:table-cell>
          <table:table-cell table:number-columns-repeated="254"/>
        </table:table-row>
        <table:table-row table:style-name="ro1">
          <table:table-cell office:value-type="string">
            <text:p>AND</text:p>
          </table:table-cell>
          <table:table-cell table:formula="oooc:=AND(1=1;3&lt;4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AREAS</text:p>
          </table:table-cell>
          <table:table-cell table:formula="oooc:=AREAS([Tabelle2.$A$4:Tabelle2.$B$9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ASIN</text:p>
          </table:table-cell>
          <table:table-cell table:formula="oooc:=ASIN(0.98)" office:value-type="float" office:value="1.37046148447178">
            <text:p>1.37</text:p>
          </table:table-cell>
          <table:table-cell table:number-columns-repeated="254"/>
        </table:table-row>
        <table:table-row table:style-name="ro1">
          <table:table-cell office:value-type="string">
            <text:p>ASINH</text:p>
          </table:table-cell>
          <table:table-cell table:formula="oooc:=ASINH(0.9)" office:value-type="float" office:value="0.808866935652783">
            <text:p>0.81</text:p>
          </table:table-cell>
          <table:table-cell table:number-columns-repeated="254"/>
        </table:table-row>
        <table:table-row table:style-name="ro1">
          <table:table-cell office:value-type="string">
            <text:p>ATAN</text:p>
          </table:table-cell>
          <table:table-cell table:formula="oooc:=ATAN(1.1)" office:value-type="float" office:value="0.832981266674432">
            <text:p>0.83</text:p>
          </table:table-cell>
          <table:table-cell table:number-columns-repeated="254"/>
        </table:table-row>
        <table:table-row table:style-name="ro1">
          <table:table-cell office:value-type="string">
            <text:p>ATAN2</text:p>
          </table:table-cell>
          <table:table-cell table:formula="oooc:=ATAN2(1;2)" office:value-type="float" office:value="1.10714871779409">
            <text:p>1.11</text:p>
          </table:table-cell>
          <table:table-cell table:number-columns-repeated="254"/>
        </table:table-row>
        <table:table-row table:style-name="ro1">
          <table:table-cell office:value-type="string">
            <text:p>ATANH</text:p>
          </table:table-cell>
          <table:table-cell table:formula="oooc:=ATANH(0.9)" office:value-type="float" office:value="1.47221948958322">
            <text:p>1.47</text:p>
          </table:table-cell>
          <table:table-cell table:number-columns-repeated="254"/>
        </table:table-row>
        <table:table-row table:style-name="ro1">
          <table:table-cell office:value-type="string">
            <text:p>AVEDEV</text:p>
          </table:table-cell>
          <table:table-cell table:formula="oooc:=AVEDEV([Tabelle2.$A$4:Tabelle2.$B$9])" office:value-type="float" office:value="1.33333333333333">
            <text:p>1.33</text:p>
          </table:table-cell>
          <table:table-cell table:number-columns-repeated="254"/>
        </table:table-row>
        <table:table-row table:style-name="ro1">
          <table:table-cell office:value-type="string">
            <text:p>AVERAGE</text:p>
          </table:table-cell>
          <table:table-cell table:formula="oooc:=AVERAGE([Tabelle2.$A$4:Tabelle2.$B$9])" office:value-type="float" office:value="2.83333333333333">
            <text:p>2.83</text:p>
          </table:table-cell>
          <table:table-cell table:number-columns-repeated="254"/>
        </table:table-row>
        <table:table-row table:style-name="ro1">
          <table:table-cell office:value-type="string">
            <text:p>AVERAGEA</text:p>
          </table:table-cell>
          <table:table-cell table:formula="oooc:=AVERAGEA([Tabelle2.$A$4:Tabelle2.$B$9])" office:value-type="float" office:value="2.83333333333333">
            <text:p>2.83</text:p>
          </table:table-cell>
          <table:table-cell table:number-columns-repeated="254"/>
        </table:table-row>
        <table:table-row table:style-name="ro1">
          <table:table-cell office:value-type="string">
            <text:p>BETADIST</text:p>
          </table:table-cell>
          <table:table-cell table:formula="oooc:=BETADIST(0.00501251;1;2)" office:value-type="float" office:value="0.00999989474349994">
            <text:p>0.01</text:p>
          </table:table-cell>
          <table:table-cell table:number-columns-repeated="254"/>
        </table:table-row>
        <table:table-row table:style-name="ro1">
          <table:table-cell office:value-type="string">
            <text:p>BETAINV</text:p>
          </table:table-cell>
          <table:table-cell table:formula="oooc:=BETAINV(0.01;1;2)" office:value-type="float" office:value="0.00501256289338014">
            <text:p>0.01</text:p>
          </table:table-cell>
          <table:table-cell table:number-columns-repeated="254"/>
        </table:table-row>
        <table:table-row table:style-name="ro1">
          <table:table-cell office:value-type="string">
            <text:p>BINOMDIST</text:p>
          </table:table-cell>
          <table:table-cell table:formula="oooc:=BINOMDIST(4;10;0.05;1)" office:value-type="float" office:value="0.999936310168554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CEILING</text:p>
          </table:table-cell>
          <table:table-cell table:formula="oooc:=CEILING(12;5;1)" office:value-type="float" office:value="15">
            <text:p>15</text:p>
          </table:table-cell>
          <table:table-cell table:number-columns-repeated="254"/>
        </table:table-row>
        <table:table-row table:style-name="ro1">
          <table:table-cell office:value-type="string">
            <text:p>CELL</text:p>
          </table:table-cell>
          <table:table-cell table:formula="oooc:=CELL(&quot;color&quot;;[.B22])"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CHAR</text:p>
          </table:table-cell>
          <table:table-cell table:formula="oooc:=CHAR(33)" office:value-type="string" office:string-value="!">
            <text:p>!</text:p>
          </table:table-cell>
          <table:table-cell table:number-columns-repeated="254"/>
        </table:table-row>
        <table:table-row table:style-name="ro1">
          <table:table-cell office:value-type="string">
            <text:p>CHIDIST</text:p>
          </table:table-cell>
          <table:table-cell table:formula="oooc:=CHIDIST(13.27;5)" office:value-type="float" office:value="0.0209757694639708">
            <text:p>0.02</text:p>
          </table:table-cell>
          <table:table-cell table:number-columns-repeated="254"/>
        </table:table-row>
        <table:table-row table:style-name="ro1">
          <table:table-cell office:value-type="string">
            <text:p>CHIINV</text:p>
          </table:table-cell>
          <table:table-cell table:formula="oooc:=CHIINV(0.05;20)" office:value-type="float" office:value="31.4104328480209">
            <text:p>31.41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CHITEST</text:p>
          </table:table-cell>
          <table:table-cell table:formula="oooc:=CHITEST([Tabelle2.$A$4:Tabelle2.$A$9];[Tabelle2.$B$4:Tabelle2.$B$9])" office:value-type="float" office:value="0.00000936730147638176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CHOOSE</text:p>
          </table:table-cell>
          <table:table-cell table:formula="oooc:=CHOOSE(3;&quot;orange&quot;;&quot;rot&quot;;&quot;gelb&quot;;&quot;blau&quot;;&quot;violett&quot;)" office:value-type="string" office:string-value="gelb">
            <text:p>gelb</text:p>
          </table:table-cell>
          <table:table-cell table:number-columns-repeated="254"/>
        </table:table-row>
        <table:table-row table:style-name="ro1">
          <table:table-cell office:value-type="string">
            <text:p>CLEAN</text:p>
          </table:table-cell>
          <table:table-cell table:formula="oooc:=CLEAN([.B11])" office:value-type="string" office:string-value="1.10714871779409">
            <text:p>1.10714871779409</text:p>
          </table:table-cell>
          <table:table-cell table:number-columns-repeated="254"/>
        </table:table-row>
        <table:table-row table:style-name="ro1">
          <table:table-cell office:value-type="string">
            <text:p>CODE</text:p>
          </table:table-cell>
          <table:table-cell table:formula="oooc:=CODE(&quot;A&quot;)" office:value-type="float" office:value="65">
            <text:p>65</text:p>
          </table:table-cell>
          <table:table-cell table:number-columns-repeated="254"/>
        </table:table-row>
        <table:table-row table:style-name="ro1">
          <table:table-cell office:value-type="string">
            <text:p>COLUMN</text:p>
          </table:table-cell>
          <table:table-cell table:formula="oooc:=COLUMN([.$E$134])" office:value-type="float" office:value="5">
            <text:p>5</text:p>
          </table:table-cell>
          <table:table-cell table:style-name="ce6"/>
          <table:table-cell table:number-columns-repeated="253"/>
        </table:table-row>
        <table:table-row table:style-name="ro1">
          <table:table-cell office:value-type="string">
            <text:p>COLUMNS</text:p>
          </table:table-cell>
          <table:table-cell table:formula="oooc:=COLUMNS([.$D$133:.$G$137])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COMBIN</text:p>
          </table:table-cell>
          <table:table-cell table:formula="oooc:=COMBIN(49;6)" office:value-type="float" office:value="13983816">
            <text:p>13983816</text:p>
          </table:table-cell>
          <table:table-cell table:number-columns-repeated="254"/>
        </table:table-row>
        <table:table-row table:style-name="ro1">
          <table:table-cell office:value-type="string">
            <text:p>CONCATENATE</text:p>
          </table:table-cell>
          <table:table-cell table:formula="oooc:=CONCATENATE(&quot;Open&quot;;&quot;Office&quot;)" office:value-type="string" office:string-value="OpenOffice">
            <text:p>OpenOffice</text:p>
          </table:table-cell>
          <table:table-cell table:number-columns-repeated="254"/>
        </table:table-row>
        <table:table-row table:style-name="ro1">
          <table:table-cell office:value-type="string">
            <text:p>CONFIDENCE</text:p>
          </table:table-cell>
          <table:table-cell table:formula="oooc:=CONFIDENCE(0.986;0.213;13)" office:value-type="float" office:value="0.00103661666905212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CORREL</text:p>
          </table:table-cell>
          <table:table-cell table:formula="oooc:=CORREL([Tabelle2.$A$4:Tabelle2.$A$9];[Tabelle2.$B$4:Tabelle2.$B$9])" office:value-type="float" office:value="-0.0457229956859212">
            <text:p>-0.05</text:p>
          </table:table-cell>
          <table:table-cell table:number-columns-repeated="254"/>
        </table:table-row>
        <table:table-row table:style-name="ro1">
          <table:table-cell office:value-type="string">
            <text:p>COS</text:p>
          </table:table-cell>
          <table:table-cell table:formula="oooc:=COS(0.99)" office:value-type="float" office:value="0.548689860581588">
            <text:p>0.55</text:p>
          </table:table-cell>
          <table:table-cell table:number-columns-repeated="254"/>
        </table:table-row>
        <table:table-row table:style-name="ro1">
          <table:table-cell office:value-type="string">
            <text:p>COSH</text:p>
          </table:table-cell>
          <table:table-cell table:formula="oooc:=COSH(0.54)" office:value-type="float" office:value="1.14937755727942">
            <text:p>1.15</text:p>
          </table:table-cell>
          <table:table-cell table:number-columns-repeated="254"/>
        </table:table-row>
        <table:table-row table:style-name="ro1">
          <table:table-cell office:value-type="string">
            <text:p>COUNT</text:p>
          </table:table-cell>
          <table:table-cell table:formula="oooc:=COUNT(1;2;3;&quot;a&quot;)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COUNTA</text:p>
          </table:table-cell>
          <table:table-cell table:formula="oooc:=COUNTA(1;2;3;&quot;a&quot;)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COUNTBLANK</text:p>
          </table:table-cell>
          <table:table-cell table:formula="oooc:=COUNTBLANK([Tabelle2.$A$4:Tabelle2.$B$10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COUNTIF</text:p>
          </table:table-cell>
          <table:table-cell table:formula="oooc:=COUNTIF([Tabelle2.$A$4:Tabelle2.$A$9];&quot;&lt;5&quot;)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COVAR</text:p>
          </table:table-cell>
          <table:table-cell table:formula="oooc:=COVAR([Tabelle2.$A$4:Tabelle2.$A$9];[Tabelle2.$B$4:Tabelle2.$B$9])" office:value-type="float" office:value="-0.0833333333333333">
            <text:p>-0.08</text:p>
          </table:table-cell>
          <table:table-cell table:number-columns-repeated="254"/>
        </table:table-row>
        <table:table-row table:style-name="ro1">
          <table:table-cell office:value-type="string">
            <text:p>CRITBINOM</text:p>
          </table:table-cell>
          <table:table-cell table:formula="oooc:=CRITBINOM(12;3%;0.912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formula="oooc:=DATE(1998;7;3)" office:value-type="date" office:date-value="1998-07-03">
            <text:p>07/03/98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DATEVALUE</text:p>
          </table:table-cell>
          <table:table-cell table:formula="oooc:=DATEVALUE(&quot;5. September 1998&quot;)" office:value-type="float" office:value="36043">
            <text:p>36043</text:p>
          </table:table-cell>
          <table:table-cell table:number-columns-repeated="254"/>
        </table:table-row>
        <table:table-row table:style-name="ro1">
          <table:table-cell office:value-type="string">
            <text:p>DAVERAGE</text:p>
          </table:table-cell>
          <table:table-cell table:formula="oooc:=DAVERAGE([Tabelle2.$A$14:Tabelle2.$B$21];[Tabelle2.$B$14];[Tabelle2.$D$14:Tabelle2.$E$15])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DAY</text:p>
          </table:table-cell>
          <table:table-cell table:formula="oooc:=DAY(36122)" office:value-type="float" office:value="23">
            <text:p>23</text:p>
          </table:table-cell>
          <table:table-cell table:number-columns-repeated="254"/>
        </table:table-row>
        <table:table-row table:style-name="ro1">
          <table:table-cell office:value-type="string">
            <text:p>DAYS360</text:p>
          </table:table-cell>
          <table:table-cell table:formula="oooc:=DAYS360(TODAY();TODAY()-360;1)" office:value-type="float" office:value="-355">
            <text:p>-355</text:p>
          </table:table-cell>
          <table:table-cell table:number-columns-repeated="254"/>
        </table:table-row>
        <table:table-row table:style-name="ro1">
          <table:table-cell office:value-type="string">
            <text:p>DB</text:p>
          </table:table-cell>
          <table:table-cell table:formula="oooc:=DB(10000;0;12;2;1)" office:value-type="currency" office:currency="USD" office:value="9166.66666666667">
            <text:p>$9,166.67</text:p>
          </table:table-cell>
          <table:table-cell table:number-columns-repeated="254"/>
        </table:table-row>
        <table:table-row table:style-name="ro1">
          <table:table-cell office:value-type="string">
            <text:p>DCOUNT</text:p>
          </table:table-cell>
          <table:table-cell table:formula="oooc:=DCOUNT([Tabelle2.$A$14:Tabelle2.$B$21];[Tabelle2.$B$14];[Tabelle2.$D$14:Tabelle2.$E$15])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DCOUNTA</text:p>
          </table:table-cell>
          <table:table-cell table:formula="oooc:=DCOUNTA([Tabelle2.$A$14:Tabelle2.$B$21];[Tabelle2.$B$14];[Tabelle2.$D$14:Tabelle2.$E$15])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DDB</text:p>
          </table:table-cell>
          <table:table-cell table:formula="oooc:=DDB(10000;0;12;1;6)" office:value-type="currency" office:currency="USD" office:value="5000">
            <text:p>$5,000.00</text:p>
          </table:table-cell>
          <table:table-cell table:number-columns-repeated="254"/>
        </table:table-row>
        <table:table-row table:style-name="ro1">
          <table:table-cell office:value-type="string">
            <text:p>DEGREE</text:p>
          </table:table-cell>
          <table:table-cell table:formula="oooc:=DEGREES(0.123)" office:value-type="float" office:value="7.04738088010913">
            <text:p>7.05</text:p>
          </table:table-cell>
          <table:table-cell table:number-columns-repeated="254"/>
        </table:table-row>
        <table:table-row table:style-name="ro1">
          <table:table-cell office:value-type="string">
            <text:p>DEVSQ</text:p>
          </table:table-cell>
          <table:table-cell table:formula="oooc:=DEVSQ([Tabelle2.$A$4:Tabelle2.$B$9])" office:value-type="float" office:value="29.6666666666667">
            <text:p>29.67</text:p>
          </table:table-cell>
          <table:table-cell table:number-columns-repeated="254"/>
        </table:table-row>
        <table:table-row table:style-name="ro1">
          <table:table-cell office:value-type="string">
            <text:p>DGET</text:p>
          </table:table-cell>
          <table:table-cell table:formula="oooc:=DGET([Tabelle2.$A$14:Tabelle2.$B$21];[Tabelle2.$B$14];[Tabelle2.$D$17:Tabelle2.$E$18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DMAX</text:p>
          </table:table-cell>
          <table:table-cell table:formula="oooc:=DMAX([Tabelle2.$A$14:Tabelle2.$B$21];[Tabelle2.$B$14];[Tabelle2.$D$14:Tabelle2.$E$15])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DMIN</text:p>
          </table:table-cell>
          <table:table-cell table:formula="oooc:=DMIN([Tabelle2.$A$14:Tabelle2.$B$21];[Tabelle2.$B$14];[Tabelle2.$D$14:Tabelle2.$E$15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DOLLAR</text:p>
          </table:table-cell>
          <table:table-cell table:formula="oooc:=DOLLAR(12.67;2)" office:value-type="string" office:string-value="$12.67">
            <text:p>$12.67</text:p>
          </table:table-cell>
          <table:table-cell table:number-columns-repeated="254"/>
        </table:table-row>
        <table:table-row table:style-name="ro1">
          <table:table-cell office:value-type="string">
            <text:p>DPRODUCT</text:p>
          </table:table-cell>
          <table:table-cell table:formula="oooc:=DPRODUCT([Tabelle2.$A$14:Tabelle2.$B$21];[Tabelle2.$B$14];[Tabelle2.$D$14:Tabelle2.$E$15])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DSTDEV</text:p>
          </table:table-cell>
          <table:table-cell table:formula="oooc:=DSTDEV([Tabelle2.$A$14:Tabelle2.$B$21];[Tabelle2.$B$14];[Tabelle2.$D$14:Tabelle2.$E$15])" office:value-type="float" office:value="1.4142135623731">
            <text:p>1.41</text:p>
          </table:table-cell>
          <table:table-cell table:number-columns-repeated="254"/>
        </table:table-row>
        <table:table-row table:style-name="ro1">
          <table:table-cell office:value-type="string">
            <text:p>DSTDEVP</text:p>
          </table:table-cell>
          <table:table-cell table:formula="oooc:=DSTDEVP([Tabelle2.$A$14:Tabelle2.$B$21];[Tabelle2.$B$14];[Tabelle2.$D$14:Tabelle2.$E$15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DSUM</text:p>
          </table:table-cell>
          <table:table-cell table:formula="oooc:=DSUM([Tabelle2.$A$14:Tabelle2.$B$21];[Tabelle2.$B$14];[Tabelle2.$D$14:Tabelle2.$D$15])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DVAR</text:p>
          </table:table-cell>
          <table:table-cell table:formula="oooc:=DVAR([Tabelle2.$A$14:Tabelle2.$B$21];[Tabelle2.$B$14];[Tabelle2.$D$14:Tabelle2.$E$15])" office:value-type="float" office:value="2">
            <text:p>2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DVARP</text:p>
          </table:table-cell>
          <table:table-cell table:formula="oooc:=DVARP([Tabelle2.$A$14:Tabelle2.$B$21];[Tabelle2.$B$14];[Tabelle2.$D$14:Tabelle2.$E$15])" office:value-type="float" office:value="1">
            <text:p>1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ERROR.TYPE</text:p>
          </table:table-cell>
          <table:table-cell table:formula="oooc:=ERRORTYPE(NA())" office:value-type="float" office:value="32767">
            <text:p>32767</text:p>
          </table:table-cell>
          <table:table-cell table:number-columns-repeated="254"/>
        </table:table-row>
        <table:table-row table:style-name="ro1">
          <table:table-cell office:value-type="string">
            <text:p>EVEN</text:p>
          </table:table-cell>
          <table:table-cell table:formula="oooc:=EVEN(13)" office:value-type="float" office:value="14">
            <text:p>14</text:p>
          </table:table-cell>
          <table:table-cell table:number-columns-repeated="254"/>
        </table:table-row>
        <table:table-row table:style-name="ro1">
          <table:table-cell office:value-type="string">
            <text:p>EXACT</text:p>
          </table:table-cell>
          <table:table-cell table:formula="oooc:=EXACT(&quot;Office&quot;;&quot;Office&quot;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EXP</text:p>
          </table:table-cell>
          <table:table-cell table:formula="oooc:=EXP(3)" office:value-type="float" office:value="20.0855369231877">
            <text:p>20.09</text:p>
          </table:table-cell>
          <table:table-cell table:number-columns-repeated="254"/>
        </table:table-row>
        <table:table-row table:style-name="ro1">
          <table:table-cell office:value-type="string">
            <text:p>EXPONDIST</text:p>
          </table:table-cell>
          <table:table-cell table:formula="oooc:=EXPONDIST(12;0.2;1)" office:value-type="float" office:value="0.909282046710588">
            <text:p>0.91</text:p>
          </table:table-cell>
          <table:table-cell table:number-columns-repeated="254"/>
        </table:table-row>
        <table:table-row table:style-name="ro1">
          <table:table-cell office:value-type="string">
            <text:p>FACT</text:p>
          </table:table-cell>
          <table:table-cell table:formula="oooc:=FACT(8)" office:value-type="float" office:value="40320">
            <text:p>40320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ALSE</text:p>
          </table:table-cell>
          <table:table-cell table:formula="oooc:=FALSE()" office:value-type="boolean" office:boolean-value="false">
            <text:p>FALSE</text:p>
          </table:table-cell>
          <table:table-cell table:number-columns-repeated="254"/>
        </table:table-row>
        <table:table-row table:style-name="ro1">
          <table:table-cell office:value-type="string">
            <text:p>FDIST</text:p>
          </table:table-cell>
          <table:table-cell table:formula="oooc:=FDIST([.B69];2;3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FIND</text:p>
          </table:table-cell>
          <table:table-cell table:formula="oooc:=FIND(&quot;Open&quot;;[.B31];1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FINV</text:p>
          </table:table-cell>
          <table:table-cell table:formula="oooc:=FINV(5%;1;1)" office:value-type="float" office:value="161.447638882642">
            <text:p>161.45</text:p>
          </table:table-cell>
          <table:table-cell table:number-columns-repeated="254"/>
        </table:table-row>
        <table:table-row table:style-name="ro1">
          <table:table-cell office:value-type="string">
            <text:p>FISHER</text:p>
          </table:table-cell>
          <table:table-cell table:formula="oooc:=FISHER(0.8778)" office:value-type="float" office:value="1.36609855554348">
            <text:p>1.37</text:p>
          </table:table-cell>
          <table:table-cell table:style-name="ce6"/>
          <table:table-cell table:number-columns-repeated="253"/>
        </table:table-row>
        <table:table-row table:style-name="ro1">
          <table:table-cell office:value-type="string">
            <text:p>FISHERINV</text:p>
          </table:table-cell>
          <table:table-cell table:formula="oooc:=FISHERINV([.B73])" office:value-type="float" office:value="0.8778">
            <text:p>0.88</text:p>
          </table:table-cell>
          <table:table-cell table:style-name="ce7"/>
          <table:table-cell table:number-columns-repeated="253"/>
        </table:table-row>
        <table:table-row table:style-name="ro1">
          <table:table-cell office:value-type="string">
            <text:p>FIXED</text:p>
          </table:table-cell>
          <table:table-cell table:formula="oooc:=FIXED(1232.222;2;TRUE())" office:value-type="string" office:string-value="1232.22">
            <text:p>1232.22</text:p>
          </table:table-cell>
          <table:table-cell table:number-columns-repeated="254"/>
        </table:table-row>
        <table:table-row table:style-name="ro1">
          <table:table-cell office:value-type="string">
            <text:p>FLOOR</text:p>
          </table:table-cell>
          <table:table-cell table:formula="oooc:=FLOOR(3.085;0.1;1)" office:value-type="float" office:value="3">
            <text:p>3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FORECAST</text:p>
          </table:table-cell>
          <table:table-cell table:formula="oooc:=FORECAST(4;[Tabelle2.$B$4:Tabelle2.$B$9];[Tabelle2.$A$4:Tabelle2.$A$9])" office:value-type="float" office:value="2.15238095238095">
            <text:p>2.15</text:p>
          </table:table-cell>
          <table:table-cell table:number-columns-repeated="254"/>
        </table:table-row>
        <table:table-row table:style-name="ro1">
          <table:table-cell office:value-type="string">
            <text:p>FREQUENCY</text:p>
          </table:table-cell>
          <table:table-cell table:formula="oooc:=FREQUENCY([Tabelle2.$B$4:Tabelle2.$B$9];[Tabelle2.$A$4:Tabelle2.$A$9])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FTEST</text:p>
          </table:table-cell>
          <table:table-cell table:formula="oooc:=FTEST([Tabelle2.$A$4:Tabelle2.$A$9];[Tabelle2.$B$4:Tabelle2.$B$9])" office:value-type="float" office:value="0.325211640704192">
            <text:p>0.33</text:p>
          </table:table-cell>
          <table:table-cell table:number-columns-repeated="254"/>
        </table:table-row>
        <table:table-row table:style-name="ro1">
          <table:table-cell office:value-type="string">
            <text:p>FV</text:p>
          </table:table-cell>
          <table:table-cell table:formula="oooc:=FV(7%;8;2400;10000;0)" office:value-type="currency" office:currency="USD" office:value="-41805.3879639851">
            <text:p>-$41,805.39</text:p>
          </table:table-cell>
          <table:table-cell table:number-columns-repeated="254"/>
        </table:table-row>
        <table:table-row table:style-name="ro1">
          <table:table-cell office:value-type="string">
            <text:p>GAMMADIST</text:p>
          </table:table-cell>
          <table:table-cell table:formula="oooc:=GAMMADIST([.B79];1;2;1)" office:value-type="float" office:value="0.150073854007015">
            <text:p>0.15</text:p>
          </table:table-cell>
          <table:table-cell table:number-columns-repeated="254"/>
        </table:table-row>
        <table:table-row table:style-name="ro1">
          <table:table-cell office:value-type="string">
            <text:p>GAMMAINV</text:p>
          </table:table-cell>
          <table:table-cell table:formula="oooc:=GAMMAINV(25%;1;1)" office:value-type="float" office:value="0.287682072452881">
            <text:p>0.29</text:p>
          </table:table-cell>
          <table:table-cell table:number-columns-repeated="254"/>
        </table:table-row>
        <table:table-row table:style-name="ro1">
          <table:table-cell office:value-type="string">
            <text:p>GAMMALN</text:p>
          </table:table-cell>
          <table:table-cell table:formula="oooc:=GAMMALN([.B82])" office:value-type="float" office:value="1.13989502177327">
            <text:p>1.14</text:p>
          </table:table-cell>
          <table:table-cell table:number-columns-repeated="254"/>
        </table:table-row>
        <table:table-row table:style-name="ro1">
          <table:table-cell office:value-type="string">
            <text:p>GEOMEAN</text:p>
          </table:table-cell>
          <table:table-cell table:formula="oooc:=GEOMEAN(12;13;14;14;15)" office:value-type="float" office:value="13.561083365292">
            <text:p>13.56</text:p>
          </table:table-cell>
          <table:table-cell table:number-columns-repeated="254"/>
        </table:table-row>
        <table:table-row table:style-name="ro1">
          <table:table-cell office:value-type="string">
            <text:p>GETPIVOTDATA</text:p>
          </table:table-cell>
          <table:table-cell table:formula="oooc:=GETPIVOTDATA([$Tabelle2.$H$9];[$Tabelle2.$I$8])" office:value-type="float" office:value="11">
            <text:p>11</text:p>
          </table:table-cell>
          <table:table-cell table:number-columns-repeated="254"/>
        </table:table-row>
        <table:table-row table:style-name="ro1">
          <table:table-cell office:value-type="string">
            <text:p>GROWTH</text:p>
          </table:table-cell>
          <table:table-cell table:formula="oooc:=GROWTH([Tabelle2.$B$4:Tabelle2.$B$9];[Tabelle2.$A$4:Tabelle2.$A$9];[Tabelle2.$B$15:Tabelle2.$B$21])" office:value-type="float" office:value="1.9365240316855">
            <text:p>1.94</text:p>
          </table:table-cell>
          <table:table-cell table:number-columns-repeated="254"/>
        </table:table-row>
        <table:table-row table:style-name="ro1">
          <table:table-cell office:value-type="string">
            <text:p>HARMEAN</text:p>
          </table:table-cell>
          <table:table-cell table:formula="oooc:=HARMEAN(12;13;14;14;15;13)" office:value-type="float" office:value="13.4317343173432">
            <text:p>13.43</text:p>
          </table:table-cell>
          <table:table-cell table:number-columns-repeated="254"/>
        </table:table-row>
        <table:table-row table:style-name="ro1">
          <table:table-cell office:value-type="string">
            <text:p>HLOOKUP</text:p>
          </table:table-cell>
          <table:table-cell table:formula="oooc:=HLOOKUP(2;[Tabelle2.$A$4:Tabelle2.$B$9];1)" office:value-type="float" office:value="2">
            <text:p>2</text:p>
          </table:table-cell>
          <table:table-cell table:style-name="ce9"/>
          <table:table-cell table:number-columns-repeated="253"/>
        </table:table-row>
        <table:table-row table:style-name="ro1">
          <table:table-cell office:value-type="string">
            <text:p>HOUR</text:p>
          </table:table-cell>
          <table:table-cell table:formula="oooc:=HOUR(0.5)" office:value-type="float" office:value="12">
            <text:p>12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HYPERLINK</text:p>
          </table:table-cell>
          <table:table-cell table:style-name="Excel_5f_BuiltIn_5f_Hyperlink" table:formula="oooc:=HYPERLINK(&quot;www.sun.com&quot;;&quot;SUN Microsystems Inc.&quot;)" office:value-type="string" office:string-value="SUN Microsystems Inc.">
            <text:p>SUN Microsystems Inc.</text:p>
          </table:table-cell>
          <table:table-cell table:number-columns-repeated="254"/>
        </table:table-row>
        <table:table-row table:style-name="ro1">
          <table:table-cell office:value-type="string">
            <text:p>HYPGEOMDIST</text:p>
          </table:table-cell>
          <table:table-cell table:formula="oooc:=HYPGEOMDIST(1;2;4;32)" office:value-type="float" office:value="0.225806451612903">
            <text:p>0.23</text:p>
          </table:table-cell>
          <table:table-cell table:number-columns-repeated="254"/>
        </table:table-row>
        <table:table-row table:style-name="ro1">
          <table:table-cell office:value-type="string">
            <text:p>IF</text:p>
          </table:table-cell>
          <table:table-cell table:formula="oooc:=IF(3&gt;2;5;6)"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INDEX</text:p>
          </table:table-cell>
          <table:table-cell table:formula="oooc:=INDEX([.$A$76];1)" office:value-type="string" office:string-value="FLOOR">
            <text:p>FLOOR</text:p>
          </table:table-cell>
          <table:table-cell table:number-columns-repeated="254"/>
        </table:table-row>
        <table:table-row table:style-name="ro1">
          <table:table-cell office:value-type="string">
            <text:p>INDIRECT</text:p>
          </table:table-cell>
          <table:table-cell table:formula="oooc:=INDIRECT(&quot;A1&quot;)" office:value-type="string" office:string-value="Name us">
            <text:p>Name us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table:formula="oooc:=INFO(&quot;system&quot;)" office:value-type="string" office:string-value="WNT">
            <text:p>WNT</text:p>
          </table:table-cell>
          <table:table-cell table:number-columns-repeated="254"/>
        </table:table-row>
        <table:table-row table:style-name="ro1">
          <table:table-cell office:value-type="string">
            <text:p>INT</text:p>
          </table:table-cell>
          <table:table-cell table:formula="oooc:=INT(13.5)" office:value-type="float" office:value="13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INTERCEPT</text:p>
          </table:table-cell>
          <table:table-cell table:formula="oooc:=INTERCEPT({1;2;3;4;5;6};{2;1;3;4;2;1})" office:value-type="float" office:value="3.65853658536585">
            <text:p>3.66</text:p>
          </table:table-cell>
          <table:table-cell table:number-columns-repeated="254"/>
        </table:table-row>
        <table:table-row table:style-name="ro1">
          <table:table-cell office:value-type="string">
            <text:p>IPMT</text:p>
          </table:table-cell>
          <table:table-cell table:formula="oooc:=IPMT(8%;5;12;8000;1000;0)" office:value-type="currency" office:currency="USD" office:value="-469.03625336544">
            <text:p>-$469.04</text:p>
          </table:table-cell>
          <table:table-cell table:number-columns-repeated="254"/>
        </table:table-row>
        <table:table-row table:style-name="ro1">
          <table:table-cell office:value-type="string">
            <text:p>IRR</text:p>
          </table:table-cell>
          <table:table-cell table:formula="oooc:=IRR([Tabelle2.$B$23:Tabelle2.$F$23];15%)" office:value-type="percentage" office:value="0.468377027065394">
            <text:p>46.84%</text:p>
          </table:table-cell>
          <table:table-cell table:number-columns-repeated="254"/>
        </table:table-row>
        <table:table-row table:style-name="ro1">
          <table:table-cell office:value-type="string">
            <text:p>ISBLANK</text:p>
          </table:table-cell>
          <table:table-cell table:formula="oooc:=ISBLANK([.B92])" office:value-type="boolean" office:boolean-value="false">
            <text:p>FALSE</text:p>
          </table:table-cell>
          <table:table-cell table:number-columns-repeated="254"/>
        </table:table-row>
        <table:table-row table:style-name="ro1">
          <table:table-cell office:value-type="string">
            <text:p>ISERR</text:p>
          </table:table-cell>
          <table:table-cell table:formula="oooc:=ISERR([.B99])" office:value-type="boolean" office:boolean-value="false">
            <text:p>FALSE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ISERROR</text:p>
          </table:table-cell>
          <table:table-cell table:formula="oooc:=ISERROR(NA()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ISLOGICAL</text:p>
          </table:table-cell>
          <table:table-cell table:formula="oooc:=ISLOGICAL([.B100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ISNA</text:p>
          </table:table-cell>
          <table:table-cell table:formula="oooc:=ISNA(NA()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ISNONTEXT</text:p>
          </table:table-cell>
          <table:table-cell table:formula="oooc:=ISNONTEXT([.B102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ISNUMBER</text:p>
          </table:table-cell>
          <table:table-cell table:formula="oooc:=ISNUMBER([.B92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ISPMT</text:p>
          </table:table-cell>
          <table:table-cell table:formula="oooc:=ISPMT(0.1/12;1;36;8000000)" office:value-type="float" office:value="-64814.8148148148">
            <text:p>-64814.81</text:p>
          </table:table-cell>
          <table:table-cell table:number-columns-repeated="254"/>
        </table:table-row>
        <table:table-row table:style-name="ro1">
          <table:table-cell office:value-type="string">
            <text:p>ISREF</text:p>
          </table:table-cell>
          <table:table-cell table:formula="oooc:=ISREF([.$B$69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ISTEXT</text:p>
          </table:table-cell>
          <table:table-cell table:formula="oooc:=ISTEXT([.B91])" office:value-type="boolean" office:boolean-value="false">
            <text:p>FALSE</text:p>
          </table:table-cell>
          <table:table-cell table:number-columns-repeated="254"/>
        </table:table-row>
        <table:table-row table:style-name="ro1">
          <table:table-cell office:value-type="string">
            <text:p>KURT</text:p>
          </table:table-cell>
          <table:table-cell table:formula="oooc:=KURT([Tabelle2.$A$4:Tabelle2.$A$9];[Tabelle2.$B$4:Tabelle2.$B$9])" office:value-type="float" office:value="-0.531599545511933">
            <text:p>-0.53</text:p>
          </table:table-cell>
          <table:table-cell table:number-columns-repeated="254"/>
        </table:table-row>
        <table:table-row table:style-name="ro1">
          <table:table-cell office:value-type="string">
            <text:p>LARGE</text:p>
          </table:table-cell>
          <table:table-cell table:formula="oooc:=LARGE([Tabelle2.$A$4:Tabelle2.$B$9];5)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LEFT</text:p>
          </table:table-cell>
          <table:table-cell table:formula="oooc:=LEFT([.B128];3)" office:value-type="string" office:string-value="Off">
            <text:p>Off</text:p>
          </table:table-cell>
          <table:table-cell table:number-columns-repeated="254"/>
        </table:table-row>
        <table:table-row table:style-name="ro1">
          <table:table-cell office:value-type="string">
            <text:p>LEN</text:p>
          </table:table-cell>
          <table:table-cell table:formula="oooc:=LEN([.B105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LINEST</text:p>
          </table:table-cell>
          <table:table-cell table:formula="oooc:=LINEST([Tabelle2.$A$4:Tabelle2.$A$9];[Tabelle2.$B$4:Tabelle2.$B$9];1;1)" office:value-type="float" office:value="-0.0731707317073171">
            <text:p>-0.07</text:p>
          </table:table-cell>
          <table:table-cell table:number-columns-repeated="254"/>
        </table:table-row>
        <table:table-row table:style-name="ro1">
          <table:table-cell office:value-type="string">
            <text:p>LN</text:p>
          </table:table-cell>
          <table:table-cell table:formula="oooc:=LN(0.98)" office:value-type="float" office:value="-0.0202027073175195">
            <text:p>-0.02</text:p>
          </table:table-cell>
          <table:table-cell table:number-columns-repeated="254"/>
        </table:table-row>
        <table:table-row table:style-name="ro1">
          <table:table-cell office:value-type="string">
            <text:p>LOG</text:p>
          </table:table-cell>
          <table:table-cell table:formula="oooc:=LOG(2;2.81234)" office:value-type="float" office:value="0.67034416551815">
            <text:p>0.67</text:p>
          </table:table-cell>
          <table:table-cell table:number-columns-repeated="254"/>
        </table:table-row>
        <table:table-row table:style-name="ro1">
          <table:table-cell office:value-type="string">
            <text:p>LOG10</text:p>
          </table:table-cell>
          <table:table-cell table:formula="oooc:=LOG10(2)" office:value-type="float" office:value="0.301029995663981">
            <text:p>0.3</text:p>
          </table:table-cell>
          <table:table-cell table:number-columns-repeated="254"/>
        </table:table-row>
        <table:table-row table:style-name="ro1">
          <table:table-cell office:value-type="string">
            <text:p>LOGEST</text:p>
          </table:table-cell>
          <table:table-cell table:formula="oooc:=LOGEST([Tabelle2.$B$4:Tabelle2.$B$9];[Tabelle2.$A$4:Tabelle2.$A$9];1;1)" office:value-type="float" office:value="0.969098595492391">
            <text:p>0.97</text:p>
          </table:table-cell>
          <table:table-cell table:number-columns-repeated="254"/>
        </table:table-row>
        <table:table-row table:style-name="ro1">
          <table:table-cell office:value-type="string">
            <text:p>LOGINV</text:p>
          </table:table-cell>
          <table:table-cell table:formula="oooc:=LOGINV(5%;0.867;0.01)" office:value-type="float" office:value="2.34093743813001">
            <text:p>2.34</text:p>
          </table:table-cell>
          <table:table-cell table:number-columns-repeated="254"/>
        </table:table-row>
        <table:table-row table:style-name="ro1">
          <table:table-cell office:value-type="string">
            <text:p>LOGNORMDIST</text:p>
          </table:table-cell>
          <table:table-cell table:formula="oooc:=LOGNORMDIST(12.2111;0.67211;0.2111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LOOKUP</text:p>
          </table:table-cell>
          <table:table-cell table:formula="oooc:=LOOKUP([Tabelle2.$A$5];[Tabelle2.$A$4:Tabelle2.$B$9])" office:value-type="float" office:value="1">
            <text:p>1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LOWER</text:p>
          </table:table-cell>
          <table:table-cell table:formula="oooc:=LOWER([.B99])" office:value-type="string" office:string-value="0.468377027065394">
            <text:p>0.468377027065394</text:p>
          </table:table-cell>
          <table:table-cell table:number-columns-repeated="254"/>
        </table:table-row>
        <table:table-row table:style-name="ro1">
          <table:table-cell office:value-type="string">
            <text:p>MATCH</text:p>
          </table:table-cell>
          <table:table-cell table:formula="oooc:=MATCH([Tabelle2.$B$6];[Tabelle2.$B$4:Tabelle2.$B$9];0)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MAX</text:p>
          </table:table-cell>
          <table:table-cell table:formula="oooc:=MAX([Tabelle2.$A$4:Tabelle2.$B$9])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MAXA</text:p>
          </table:table-cell>
          <table:table-cell table:formula="oooc:=MAXA([Tabelle2.$A$4:Tabelle2.$B$9])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MDETERM</text:p>
          </table:table-cell>
          <table:table-cell table:formula="oooc:=MDETERM([Tabelle2.$A$5:Tabelle2.$B$6])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MEDIAN</text:p>
          </table:table-cell>
          <table:table-cell table:formula="oooc:=MEDIAN([Tabelle2.$A$4:Tabelle2.$B$9])" office:value-type="float" office:value="2.5">
            <text:p>2.5</text:p>
          </table:table-cell>
          <table:table-cell table:number-columns-repeated="254"/>
        </table:table-row>
        <table:table-row table:style-name="ro1">
          <table:table-cell office:value-type="string">
            <text:p>MID</text:p>
          </table:table-cell>
          <table:table-cell table:formula="oooc:=MID(&quot;OpenOffice is OpenSource&quot;;5;10)" office:value-type="string" office:string-value="Office is ">
            <text:p>Office is </text:p>
          </table:table-cell>
          <table:table-cell table:number-columns-repeated="254"/>
        </table:table-row>
        <table:table-row table:style-name="ro1">
          <table:table-cell office:value-type="string">
            <text:p>MIN</text:p>
          </table:table-cell>
          <table:table-cell table:formula="oooc:=MIN([Tabelle2.$A$4:Tabelle2.$B$9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MINA</text:p>
          </table:table-cell>
          <table:table-cell table:formula="oooc:=MINA([Tabelle2.$A$4:Tabelle2.$B$9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MINUTE</text:p>
          </table:table-cell>
          <table:table-cell table:formula="oooc:=MINUTE(0.503)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MINVERSE</text:p>
          </table:table-cell>
          <table:table-cell table:formula="oooc:=MINVERSE([Tabelle2.$B$26:Tabelle2.$D$28])" office:value-type="float" office:value="1.5">
            <text:p>1.5</text:p>
          </table:table-cell>
          <table:table-cell table:number-columns-repeated="254"/>
        </table:table-row>
        <table:table-row table:style-name="ro1">
          <table:table-cell office:value-type="string">
            <text:p>MIRR</text:p>
          </table:table-cell>
          <table:table-cell table:formula="oooc:=MIRR([Tabelle2.$B$23:Tabelle2.$F$23];10%;12%)" office:value-type="percentage" office:value="0.318303910246521">
            <text:p>31.83%</text:p>
          </table:table-cell>
          <table:table-cell table:number-columns-repeated="254"/>
        </table:table-row>
        <table:table-row table:style-name="ro1">
          <table:table-cell office:value-type="string">
            <text:p>MMULT</text:p>
          </table:table-cell>
          <table:table-cell table:formula="oooc:=MMULT([Tabelle2.$B$26:Tabelle2.$D$28];[Tabelle2.$B$30:Tabelle2.$D$32])" office:value-type="float" office:value="24">
            <text:p>24</text:p>
          </table:table-cell>
          <table:table-cell table:number-columns-repeated="2"/>
          <table:table-cell/>
          <table:table-cell table:number-columns-repeated="251"/>
        </table:table-row>
        <table:table-row table:style-name="ro1">
          <table:table-cell office:value-type="string">
            <text:p>MOD</text:p>
          </table:table-cell>
          <table:table-cell table:formula="oooc:=MOD(13;4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MODE</text:p>
          </table:table-cell>
          <table:table-cell table:formula="oooc:=MODE([Tabelle2.$A$4:Tabelle2.$B$9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MONTH</text:p>
          </table:table-cell>
          <table:table-cell table:formula="oooc:=MONTH(35217)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N</text:p>
          </table:table-cell>
          <table:table-cell table:formula="oooc:=N(76700)" office:value-type="float" office:value="76700">
            <text:p>76700</text:p>
          </table:table-cell>
          <table:table-cell table:number-columns-repeated="254"/>
        </table:table-row>
        <table:table-row table:style-name="ro1">
          <table:table-cell office:value-type="string">
            <text:p>NA</text:p>
          </table:table-cell>
          <table:table-cell table:formula="oooc:=NA()" office:value-type="float" office:value="0">
            <text:p>#N/A</text:p>
          </table:table-cell>
          <table:table-cell table:number-columns-repeated="254"/>
        </table:table-row>
        <table:table-row table:style-name="ro1">
          <table:table-cell office:value-type="string">
            <text:p>NEGBINOMDIST</text:p>
          </table:table-cell>
          <table:table-cell table:formula="oooc:=NEGBINOMDIST(12;10;50%)" office:value-type="float" office:value="0.0700783729553223">
            <text:p>0.07</text:p>
          </table:table-cell>
          <table:table-cell table:number-columns-repeated="254"/>
        </table:table-row>
        <table:table-row table:style-name="ro1">
          <table:table-cell office:value-type="string">
            <text:p>NORMDIST</text:p>
          </table:table-cell>
          <table:table-cell table:formula="oooc:=NORMDIST([.B140];0.9111;0.6221;1)" office:value-type="float" office:value="0.0882024613747601">
            <text:p>0.09</text:p>
          </table:table-cell>
          <table:table-cell table:number-columns-repeated="254"/>
        </table:table-row>
        <table:table-row table:style-name="ro1">
          <table:table-cell office:value-type="string">
            <text:p>NORMINV</text:p>
          </table:table-cell>
          <table:table-cell table:formula="oooc:=NORMINV(5%;0.121;0.001)" office:value-type="float" office:value="0.119355146373049">
            <text:p>0.12</text:p>
          </table:table-cell>
          <table:table-cell table:number-columns-repeated="254"/>
        </table:table-row>
        <table:table-row table:style-name="ro1">
          <table:table-cell office:value-type="string">
            <text:p>NORMSDIST</text:p>
          </table:table-cell>
          <table:table-cell table:formula="oooc:=NORMSDIST([.B142])" office:value-type="float" office:value="0.547503002394623">
            <text:p>0.55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NORMSINV</text:p>
          </table:table-cell>
          <table:table-cell table:formula="oooc:=NORMSINV(5%)" office:value-type="float" office:value="-1.64485362695147">
            <text:p>-1.64</text:p>
          </table:table-cell>
          <table:table-cell table:number-columns-repeated="254"/>
        </table:table-row>
        <table:table-row table:style-name="ro1">
          <table:table-cell office:value-type="string">
            <text:p>NOT</text:p>
          </table:table-cell>
          <table:table-cell table:formula="oooc:=NOT([.B70])" office:value-type="boolean" office:boolean-value="false">
            <text:p>FALSE</text:p>
          </table:table-cell>
          <table:table-cell table:number-columns-repeated="254"/>
        </table:table-row>
        <table:table-row table:style-name="ro1">
          <table:table-cell office:value-type="string">
            <text:p>NOW</text:p>
          </table:table-cell>
          <table:table-cell table:formula="oooc:=NOW()" office:value-type="date" office:date-value="2007-07-12T12:14:18.42">
            <text:p>07/12/07 12:14 PM</text:p>
          </table:table-cell>
          <table:table-cell table:number-columns-repeated="254"/>
        </table:table-row>
        <table:table-row table:style-name="ro1">
          <table:table-cell office:value-type="string">
            <text:p>NPER</text:p>
          </table:table-cell>
          <table:table-cell table:formula="oooc:=NPER(5%;-1000;10000;500;0)" office:value-type="float" office:value="14.7127972485909">
            <text:p>14.71</text:p>
          </table:table-cell>
          <table:table-cell table:number-columns-repeated="254"/>
        </table:table-row>
        <table:table-row table:style-name="ro1">
          <table:table-cell office:value-type="string">
            <text:p>NPV</text:p>
          </table:table-cell>
          <table:table-cell table:formula="oooc:=NPV(12.5%;1000)" office:value-type="currency" office:currency="USD" office:value="888.888888888889">
            <text:p>$888.89</text:p>
          </table:table-cell>
          <table:table-cell table:number-columns-repeated="254"/>
        </table:table-row>
        <table:table-row table:style-name="ro1">
          <table:table-cell office:value-type="string">
            <text:p>ODD</text:p>
          </table:table-cell>
          <table:table-cell table:formula="oooc:=ODD(-5.3)" office:value-type="float" office:value="-7">
            <text:p>-7</text:p>
          </table:table-cell>
          <table:table-cell table:number-columns-repeated="254"/>
        </table:table-row>
        <table:table-row table:style-name="ro1">
          <table:table-cell office:value-type="string">
            <text:p>OFFSET</text:p>
          </table:table-cell>
          <table:table-cell table:formula="oooc:=OFFSET([Tabelle2.$A$6];1;1)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OR</text:p>
          </table:table-cell>
          <table:table-cell table:formula="oooc:=OR([.B131]&gt;100;[.B134]&gt;1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PEARSON</text:p>
          </table:table-cell>
          <table:table-cell table:formula="oooc:=PEARSON([Tabelle2.$A$4:Tabelle2.$A$9];[Tabelle2.$B$4:Tabelle2.$B$9])" office:value-type="float" office:value="-0.0457229956859213">
            <text:p>-0.05</text:p>
          </table:table-cell>
          <table:table-cell table:number-columns-repeated="254"/>
        </table:table-row>
        <table:table-row table:style-name="ro1">
          <table:table-cell office:value-type="string">
            <text:p>PERCENTILE</text:p>
          </table:table-cell>
          <table:table-cell table:formula="oooc:=PERCENTILE([Tabelle2.$A$4:Tabelle2.$B$9];32%)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PERCENTRANK</text:p>
          </table:table-cell>
          <table:table-cell table:formula="oooc:=PERCENTRANK([Tabelle2.$A$4:Tabelle2.$B$9];4)" office:value-type="float" office:value="0.727272727272727">
            <text:p>0.73</text:p>
          </table:table-cell>
          <table:table-cell table:number-columns-repeated="254"/>
        </table:table-row>
        <table:table-row table:style-name="ro1">
          <table:table-cell office:value-type="string">
            <text:p>PERMUT</text:p>
          </table:table-cell>
          <table:table-cell table:formula="oooc:=PERMUT(52;4)" office:value-type="float" office:value="6497400">
            <text:p>6497400</text:p>
          </table:table-cell>
          <table:table-cell table:number-columns-repeated="254"/>
        </table:table-row>
        <table:table-row table:style-name="ro1">
          <table:table-cell office:value-type="string">
            <text:p>PI</text:p>
          </table:table-cell>
          <table:table-cell table:formula="oooc:=PI()" office:value-type="float" office:value="3.14159265358979">
            <text:p>3.14</text:p>
          </table:table-cell>
          <table:table-cell table:number-columns-repeated="254"/>
        </table:table-row>
        <table:table-row table:style-name="ro1">
          <table:table-cell office:value-type="string">
            <text:p>PMT</text:p>
          </table:table-cell>
          <table:table-cell table:formula="oooc:=PMT(5%;12;10000;1200;1)" office:value-type="currency" office:currency="USD" office:value="-1146.32818307917">
            <text:p>-$1,146.33</text:p>
          </table:table-cell>
          <table:table-cell table:number-columns-repeated="254"/>
        </table:table-row>
        <table:table-row table:style-name="ro1">
          <table:table-cell office:value-type="string">
            <text:p>POISSON</text:p>
          </table:table-cell>
          <table:table-cell table:formula="oooc:=POISSON(13;1.5;1)" office:value-type="float" office:value="0.999999999170419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POWER</text:p>
          </table:table-cell>
          <table:table-cell table:formula="oooc:=POWER(3;3)" office:value-type="float" office:value="27">
            <text:p>27</text:p>
          </table:table-cell>
          <table:table-cell table:number-columns-repeated="254"/>
        </table:table-row>
        <table:table-row table:style-name="ro1">
          <table:table-cell office:value-type="string">
            <text:p>PPMT</text:p>
          </table:table-cell>
          <table:table-cell table:formula="oooc:=PPMT(5%;6;12;20000)" office:value-type="currency" office:currency="USD" office:value="-1603.65824932139">
            <text:p>-$1,603.66</text:p>
          </table:table-cell>
          <table:table-cell table:number-columns-repeated="254"/>
        </table:table-row>
        <table:table-row table:style-name="ro1">
          <table:table-cell office:value-type="string">
            <text:p>PROB</text:p>
          </table:table-cell>
          <table:table-cell table:formula="oooc:=PROB([$Tabelle2.$B$35:.$B$39];[$Tabelle2.$C$35:.$C$39];5;6)" office:value-type="float" office:value="0.3">
            <text:p>0.3</text:p>
          </table:table-cell>
          <table:table-cell table:number-columns-repeated="254"/>
        </table:table-row>
        <table:table-row table:style-name="ro1">
          <table:table-cell office:value-type="string">
            <text:p>PRODUCT</text:p>
          </table:table-cell>
          <table:table-cell table:formula="oooc:=PRODUCT(9;3)" office:value-type="float" office:value="27">
            <text:p>27</text:p>
          </table:table-cell>
          <table:table-cell table:number-columns-repeated="254"/>
        </table:table-row>
        <table:table-row table:style-name="ro1">
          <table:table-cell office:value-type="string">
            <text:p>PROPER</text:p>
          </table:table-cell>
          <table:table-cell table:formula="oooc:=PROPER(&quot;today&quot;)" office:value-type="string" office:string-value="Today">
            <text:p>Today</text:p>
          </table:table-cell>
          <table:table-cell table:number-columns-repeated="254"/>
        </table:table-row>
        <table:table-row table:style-name="ro1">
          <table:table-cell office:value-type="string">
            <text:p>PV</text:p>
          </table:table-cell>
          <table:table-cell table:formula="oooc:=PV(5%;12;100;-10000;1)" office:value-type="currency" office:currency="USD" office:value="4637.73275994847">
            <text:p>$4,637.73</text:p>
          </table:table-cell>
          <table:table-cell table:number-columns-repeated="254"/>
        </table:table-row>
        <table:table-row table:style-name="ro1">
          <table:table-cell office:value-type="string">
            <text:p>QUARTILE</text:p>
          </table:table-cell>
          <table:table-cell table:formula="oooc:=QUARTILE([Tabelle2.$A$4:Tabelle2.$B$9];1)" office:value-type="float" office:value="1.75">
            <text:p>1.75</text:p>
          </table:table-cell>
          <table:table-cell table:number-columns-repeated="254"/>
        </table:table-row>
        <table:table-row table:style-name="ro1">
          <table:table-cell office:value-type="string">
            <text:p>RADIANS</text:p>
          </table:table-cell>
          <table:table-cell table:formula="oooc:=RADIANS(45)" office:value-type="float" office:value="0.785398163397448">
            <text:p>0.79</text:p>
          </table:table-cell>
          <table:table-cell table:number-columns-repeated="254"/>
        </table:table-row>
        <table:table-row table:style-name="ro1">
          <table:table-cell office:value-type="string">
            <text:p>RADIANS</text:p>
          </table:table-cell>
          <table:table-cell table:formula="oooc:=RADIANS(0.98)" office:value-type="float" office:value="0.0171042266695444">
            <text:p>0.02</text:p>
          </table:table-cell>
          <table:table-cell table:number-columns-repeated="254"/>
        </table:table-row>
        <table:table-row table:style-name="ro1">
          <table:table-cell office:value-type="string">
            <text:p>RAND</text:p>
          </table:table-cell>
          <table:table-cell table:formula="oooc:=RAND()" office:value-type="float" office:value="0.73940244758446">
            <text:p>0.74</text:p>
          </table:table-cell>
          <table:table-cell table:number-columns-repeated="254"/>
        </table:table-row>
        <table:table-row table:style-name="ro1">
          <table:table-cell office:value-type="string">
            <text:p>RANK</text:p>
          </table:table-cell>
          <table:table-cell table:formula="oooc:=RANK(6;[Tabelle2.$A$4:Tabelle2.$B$9];1)"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RATE</text:p>
          </table:table-cell>
          <table:table-cell table:formula="oooc:=RATE(8;-11000;60000)" office:value-type="percentage" office:value="0.0939469648973341">
            <text:p>9.39%</text:p>
          </table:table-cell>
          <table:table-cell table:number-columns-repeated="254"/>
        </table:table-row>
        <table:table-row table:style-name="ro1">
          <table:table-cell office:value-type="string">
            <text:p>REPLACE</text:p>
          </table:table-cell>
          <table:table-cell table:formula="oooc:=REPLACE(&quot;Office is OpenSource&quot;;1;1;&quot;OpenO&quot;)" office:value-type="string" office:string-value="OpenOffice is OpenSource">
            <text:p>OpenOffice is OpenSource</text:p>
          </table:table-cell>
          <table:table-cell table:number-columns-repeated="254"/>
        </table:table-row>
        <table:table-row table:style-name="ro1">
          <table:table-cell office:value-type="string">
            <text:p>REPT</text:p>
          </table:table-cell>
          <table:table-cell table:formula="oooc:=REPT(&quot;8&quot;;9)" office:value-type="string" office:string-value="888888888">
            <text:p>888888888</text:p>
          </table:table-cell>
          <table:table-cell table:number-columns-repeated="254"/>
        </table:table-row>
        <table:table-row table:style-name="ro1">
          <table:table-cell office:value-type="string">
            <text:p>RIGHT</text:p>
          </table:table-cell>
          <table:table-cell table:formula="oooc:=RIGHT(&quot;OpenOffice is OpenSource&quot;;10)" office:value-type="string" office:string-value="OpenSource">
            <text:p>OpenSource</text:p>
          </table:table-cell>
          <table:table-cell table:number-columns-repeated="254"/>
        </table:table-row>
        <table:table-row table:style-name="ro1">
          <table:table-cell office:value-type="string">
            <text:p>ROMAN</text:p>
          </table:table-cell>
          <table:table-cell table:formula="oooc:=ROMAN(15)" office:value-type="string" office:string-value="XV">
            <text:p>XV</text:p>
          </table:table-cell>
          <table:table-cell table:number-columns-repeated="254"/>
        </table:table-row>
        <table:table-row table:style-name="ro1">
          <table:table-cell office:value-type="string">
            <text:p>ROUND</text:p>
          </table:table-cell>
          <table:table-cell table:formula="oooc:=ROUND(123.123123;2)" office:value-type="float" office:value="123.12">
            <text:p>123.12</text:p>
          </table:table-cell>
          <table:table-cell table:number-columns-repeated="254"/>
        </table:table-row>
        <table:table-row table:style-name="ro1">
          <table:table-cell office:value-type="string">
            <text:p>ROUNDDOWN</text:p>
          </table:table-cell>
          <table:table-cell table:formula="oooc:=ROUNDDOWN(123.321;2)" office:value-type="float" office:value="123.32">
            <text:p>123.32</text:p>
          </table:table-cell>
          <table:table-cell table:number-columns-repeated="254"/>
        </table:table-row>
        <table:table-row table:style-name="ro1">
          <table:table-cell office:value-type="string">
            <text:p>ROUNDUP</text:p>
          </table:table-cell>
          <table:table-cell table:formula="oooc:=ROUNDUP(123.123;2)" office:value-type="float" office:value="123.13">
            <text:p>123.13</text:p>
          </table:table-cell>
          <table:table-cell table:number-columns-repeated="254"/>
        </table:table-row>
        <table:table-row table:style-name="ro1">
          <table:table-cell office:value-type="string">
            <text:p>ROW</text:p>
          </table:table-cell>
          <table:table-cell table:formula="oooc:=ROW([.B177])" office:value-type="float" office:value="177">
            <text:p>177</text:p>
          </table:table-cell>
          <table:table-cell table:number-columns-repeated="254"/>
        </table:table-row>
        <table:table-row table:style-name="ro1">
          <table:table-cell office:value-type="string">
            <text:p>ROWS</text:p>
          </table:table-cell>
          <table:table-cell table:formula="oooc:=ROWS([Tabelle2.$A$4:Tabelle2.$A$9])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RSQ</text:p>
          </table:table-cell>
          <table:table-cell table:formula="oooc:=RSQ({1;2;3;4;5;6};{2;1;3;4;2;1})" office:value-type="float" office:value="0.00209059233449477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SEARCH</text:p>
          </table:table-cell>
          <table:table-cell table:formula="oooc:=SEARCH(&quot;OpenSource&quot;;&quot;OpenOffice is OpenSource&quot;;1)" office:value-type="float" office:value="15">
            <text:p>15</text:p>
          </table:table-cell>
          <table:table-cell table:number-columns-repeated="254"/>
        </table:table-row>
        <table:table-row table:style-name="ro1">
          <table:table-cell office:value-type="string">
            <text:p>SECOND</text:p>
          </table:table-cell>
          <table:table-cell table:formula="oooc:=SECOND(0.0612)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SIGN</text:p>
          </table:table-cell>
          <table:table-cell table:formula="oooc:=SIGN(-23)" office:value-type="float" office:value="-1">
            <text:p>-1</text:p>
          </table:table-cell>
          <table:table-cell table:number-columns-repeated="254"/>
        </table:table-row>
        <table:table-row table:style-name="ro1">
          <table:table-cell office:value-type="string">
            <text:p>SIN</text:p>
          </table:table-cell>
          <table:table-cell table:formula="oooc:=SIN(0.87)" office:value-type="float" office:value="0.764328937025505">
            <text:p>0.76</text:p>
          </table:table-cell>
          <table:table-cell table:number-columns-repeated="254"/>
        </table:table-row>
        <table:table-row table:style-name="ro1">
          <table:table-cell office:value-type="string">
            <text:p>SINH</text:p>
          </table:table-cell>
          <table:table-cell table:formula="oooc:=SINH([.B184])" office:value-type="float" office:value="0.840953221858897">
            <text:p>0.84</text:p>
          </table:table-cell>
          <table:table-cell table:number-columns-repeated="254"/>
        </table:table-row>
        <table:table-row table:style-name="ro1">
          <table:table-cell office:value-type="string">
            <text:p>SKEW</text:p>
          </table:table-cell>
          <table:table-cell table:formula="oooc:=SKEW([Tabelle2.$B$4:Tabelle2.$B$9])" office:value-type="float" office:value="0.66762842752648">
            <text:p>0.67</text:p>
          </table:table-cell>
          <table:table-cell table:number-columns-repeated="254"/>
        </table:table-row>
        <table:table-row table:style-name="ro1">
          <table:table-cell office:value-type="string">
            <text:p>SLN</text:p>
          </table:table-cell>
          <table:table-cell table:formula="oooc:=SLN(10000;3000;12)" office:value-type="currency" office:currency="USD" office:value="583.333333333333">
            <text:p>$583.33</text:p>
          </table:table-cell>
          <table:table-cell table:number-columns-repeated="254"/>
        </table:table-row>
        <table:table-row table:style-name="ro1">
          <table:table-cell office:value-type="string">
            <text:p>SLOPE</text:p>
          </table:table-cell>
          <table:table-cell table:formula="oooc:=SLOPE([Tabelle2.$B$4:Tabelle2.$B$9];[Tabelle2.$A$4:Tabelle2.$A$9])" office:value-type="float" office:value="-0.0285714285714286">
            <text:p>-0.03</text:p>
          </table:table-cell>
          <table:table-cell table:number-columns-repeated="254"/>
        </table:table-row>
        <table:table-row table:style-name="ro1">
          <table:table-cell office:value-type="string">
            <text:p>SMALL</text:p>
          </table:table-cell>
          <table:table-cell table:formula="oooc:=SMALL([Tabelle2.$A$4:Tabelle2.$B$9];5)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SQRT</text:p>
          </table:table-cell>
          <table:table-cell table:formula="oooc:=SQRT(36)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STANDARDIZE</text:p>
          </table:table-cell>
          <table:table-cell table:formula="oooc:=STANDARDIZE(4;0.12;0.972)" office:value-type="float" office:value="3.9917695473251">
            <text:p>3.99</text:p>
          </table:table-cell>
          <table:table-cell table:number-columns-repeated="254"/>
        </table:table-row>
        <table:table-row table:style-name="ro1">
          <table:table-cell office:value-type="string">
            <text:p>STDEV</text:p>
          </table:table-cell>
          <table:table-cell table:formula="oooc:=STDEV([Tabelle2.$A$4:Tabelle2.$B$9])" office:value-type="float" office:value="1.64224532179869">
            <text:p>1.64</text:p>
          </table:table-cell>
          <table:table-cell table:number-columns-repeated="254"/>
        </table:table-row>
        <table:table-row table:style-name="ro1">
          <table:table-cell office:value-type="string">
            <text:p>STDEVA</text:p>
          </table:table-cell>
          <table:table-cell table:formula="oooc:=STDEVA([Tabelle2.$B$4:Tabelle2.$B$9])" office:value-type="float" office:value="1.16904519445001">
            <text:p>1.17</text:p>
          </table:table-cell>
          <table:table-cell table:number-columns-repeated="254"/>
        </table:table-row>
        <table:table-row table:style-name="ro1">
          <table:table-cell office:value-type="string">
            <text:p>STDEVP</text:p>
          </table:table-cell>
          <table:table-cell table:formula="oooc:=STDEVP([Tabelle2.$A$4:Tabelle2.$B$9])" office:value-type="float" office:value="1.5723301886761">
            <text:p>1.57</text:p>
          </table:table-cell>
          <table:table-cell table:number-columns-repeated="254"/>
        </table:table-row>
        <table:table-row table:style-name="ro1">
          <table:table-cell office:value-type="string">
            <text:p>STDEVPA</text:p>
          </table:table-cell>
          <table:table-cell table:formula="oooc:=STDEVPA([Tabelle2.$A$4:Tabelle2.$B$9];[Tabelle2.$B$15:Tabelle2.$B$21])" office:value-type="float" office:value="1.45856910111063">
            <text:p>1.46</text:p>
          </table:table-cell>
          <table:table-cell table:number-columns-repeated="254"/>
        </table:table-row>
        <table:table-row table:style-name="ro1">
          <table:table-cell office:value-type="string">
            <text:p>STEYX</text:p>
          </table:table-cell>
          <table:table-cell table:formula="oooc:=STEYX([Tabelle2.$B$4:Tabelle2.$B$9];[Tabelle2.$A$4:Tabelle2.$A$9])" office:value-type="float" office:value="1.30566531115823">
            <text:p>1.31</text:p>
          </table:table-cell>
          <table:table-cell table:number-columns-repeated="254"/>
        </table:table-row>
        <table:table-row table:style-name="ro1">
          <table:table-cell office:value-type="string">
            <text:p>SUBSTITUTE</text:p>
          </table:table-cell>
          <table:table-cell table:formula="oooc:=SUBSTITUTE(&quot;StarOffice4.0&quot;;&quot;4.0&quot;;&quot;5.0&quot;)" office:value-type="string" office:string-value="StarOffice5.0">
            <text:p>StarOffice5.0</text:p>
          </table:table-cell>
          <table:table-cell table:number-columns-repeated="254"/>
        </table:table-row>
        <table:table-row table:style-name="ro1">
          <table:table-cell office:value-type="string">
            <text:p>SUBTOTAL</text:p>
          </table:table-cell>
          <table:table-cell table:formula="oooc:=SUBTOTAL(9;[Tabelle2.$A$4:Tabelle2.$A$9])" office:value-type="float" office:value="21">
            <text:p>21</text:p>
          </table:table-cell>
          <table:table-cell table:number-columns-repeated="254"/>
        </table:table-row>
        <table:table-row table:style-name="ro1">
          <table:table-cell office:value-type="string">
            <text:p>SUM</text:p>
          </table:table-cell>
          <table:table-cell table:formula="oooc:=SUM([Tabelle2.$A$4:Tabelle2.$A$9])" office:value-type="float" office:value="21">
            <text:p>21</text:p>
          </table:table-cell>
          <table:table-cell table:number-columns-repeated="254"/>
        </table:table-row>
        <table:table-row table:style-name="ro1">
          <table:table-cell office:value-type="string">
            <text:p>SUMIF</text:p>
          </table:table-cell>
          <table:table-cell table:formula="oooc:=SUMIF([Tabelle2.$A$15:Tabelle2.$A$21];&quot;rot&quot;;[Tabelle2.$B$15:Tabelle2.$B$21])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SUMPRODUCT</text:p>
          </table:table-cell>
          <table:table-cell table:formula="oooc:=SUMPRODUCT([Tabelle2.$A$4:Tabelle2.$A$9];[Tabelle2.$B$4:Tabelle2.$B$9])" office:value-type="float" office:value="45">
            <text:p>45</text:p>
          </table:table-cell>
          <table:table-cell table:number-columns-repeated="254"/>
        </table:table-row>
        <table:table-row table:style-name="ro1">
          <table:table-cell office:value-type="string">
            <text:p>SUMSQ</text:p>
          </table:table-cell>
          <table:table-cell table:formula="oooc:=SUMSQ(12;2)" office:value-type="float" office:value="148">
            <text:p>148</text:p>
          </table:table-cell>
          <table:table-cell table:number-columns-repeated="254"/>
        </table:table-row>
        <table:table-row table:style-name="ro1">
          <table:table-cell office:value-type="string">
            <text:p>SUMX2MY2</text:p>
          </table:table-cell>
          <table:table-cell table:formula="oooc:=SUMX2MY2([Tabelle2.$A$4:Tabelle2.$A$9];[Tabelle2.$B$4:Tabelle2.$B$9])" office:value-type="float" office:value="56">
            <text:p>56</text:p>
          </table:table-cell>
          <table:table-cell table:number-columns-repeated="254"/>
        </table:table-row>
        <table:table-row table:style-name="ro1">
          <table:table-cell office:value-type="string">
            <text:p>SUMX2PY2</text:p>
          </table:table-cell>
          <table:table-cell table:formula="oooc:=SUMX2PY2([Tabelle2.$A$4:Tabelle2.$A$9];[Tabelle2.$B$4:Tabelle2.$B$9])" office:value-type="float" office:value="126">
            <text:p>126</text:p>
          </table:table-cell>
          <table:table-cell table:number-columns-repeated="254"/>
        </table:table-row>
        <table:table-row table:style-name="ro1">
          <table:table-cell office:value-type="string">
            <text:p>SUMXMY2</text:p>
          </table:table-cell>
          <table:table-cell table:formula="oooc:=SUMXMY2([Tabelle2.$A$4:Tabelle2.$A$9];[Tabelle2.$B$4:Tabelle2.$B$9])" office:value-type="float" office:value="36">
            <text:p>36</text:p>
          </table:table-cell>
          <table:table-cell table:number-columns-repeated="254"/>
        </table:table-row>
        <table:table-row table:style-name="ro1">
          <table:table-cell office:value-type="string">
            <text:p>SYD</text:p>
          </table:table-cell>
          <table:table-cell table:formula="oooc:=SYD(10000;1000;12;1)" office:value-type="currency" office:currency="USD" office:value="1384.61538461538">
            <text:p>$1,384.62</text:p>
          </table:table-cell>
          <table:table-cell table:number-columns-repeated="254"/>
        </table:table-row>
        <table:table-row table:style-name="ro1">
          <table:table-cell office:value-type="string">
            <text:p>T</text:p>
          </table:table-cell>
          <table:table-cell table:formula="oooc:=T(&quot;15$&quot;)" office:value-type="string" office:string-value="15$">
            <text:p>15$</text:p>
          </table:table-cell>
          <table:table-cell table:number-columns-repeated="254"/>
        </table:table-row>
        <table:table-row table:style-name="ro1">
          <table:table-cell office:value-type="string">
            <text:p>TAN</text:p>
          </table:table-cell>
          <table:table-cell table:formula="oooc:=TAN(0.891)" office:value-type="float" office:value="1.23712681598925">
            <text:p>1.24</text:p>
          </table:table-cell>
          <table:table-cell table:number-columns-repeated="254"/>
        </table:table-row>
        <table:table-row table:style-name="ro1">
          <table:table-cell office:value-type="string">
            <text:p>TANH</text:p>
          </table:table-cell>
          <table:table-cell table:formula="oooc:=TANH([.B208])" office:value-type="float" office:value="0.84463415661506">
            <text:p>0.84</text:p>
          </table:table-cell>
          <table:table-cell table:number-columns-repeated="254"/>
        </table:table-row>
        <table:table-row table:style-name="ro1">
          <table:table-cell office:value-type="string">
            <text:p>TDIST</text:p>
          </table:table-cell>
          <table:table-cell table:formula="oooc:=TDIST(2.57;5;2)" office:value-type="float" office:value="0.0500353168122441">
            <text:p>0.05</text:p>
          </table:table-cell>
          <table:table-cell table:number-columns-repeated="254"/>
        </table:table-row>
        <table:table-row table:style-name="ro1">
          <table:table-cell office:value-type="string">
            <text:p>TEXT</text:p>
          </table:table-cell>
          <table:table-cell table:formula="oooc:=TEXT(&quot;34594&quot;;&quot;DD.MM.YYYY&quot;)" office:value-type="string" office:string-value="17.09.1994">
            <text:p>17.09.1994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formula="oooc:=TIME(1;1;1)" office:value-type="time" office:time-value="PT01H01M01S">
            <text:p>01:01:01 AM</text:p>
          </table:table-cell>
          <table:table-cell table:number-columns-repeated="254"/>
        </table:table-row>
        <table:table-row table:style-name="ro1">
          <table:table-cell office:value-type="string">
            <text:p>TIMEVALUE</text:p>
          </table:table-cell>
          <table:table-cell table:formula="oooc:=TIMEVALUE(&quot;12:00:00&quot;)" office:value-type="float" office:value="0.5">
            <text:p>0.5</text:p>
          </table:table-cell>
          <table:table-cell table:number-columns-repeated="254"/>
        </table:table-row>
        <table:table-row table:style-name="ro1">
          <table:table-cell office:value-type="string">
            <text:p>TINV</text:p>
          </table:table-cell>
          <table:table-cell table:formula="oooc:=TINV(0.05;5)" office:value-type="float" office:value="2.57058183481906">
            <text:p>2.57</text:p>
          </table:table-cell>
          <table:table-cell table:style-name="ce10"/>
          <table:table-cell table:number-columns-repeated="253"/>
        </table:table-row>
        <table:table-row table:style-name="ro1">
          <table:table-cell office:value-type="string">
            <text:p>TODAY</text:p>
          </table:table-cell>
          <table:table-cell table:formula="oooc:=TODAY()" office:value-type="date" office:date-value="2007-07-12">
            <text:p>07/12/07</text:p>
          </table:table-cell>
          <table:table-cell table:number-columns-repeated="254"/>
        </table:table-row>
        <table:table-row table:style-name="ro1">
          <table:table-cell office:value-type="string">
            <text:p>TRANSPOSE</text:p>
          </table:table-cell>
          <table:table-cell table:formula="oooc:=TRANSPOSE([Tabelle2.$B$26:Tabelle2.$D$26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TREND</text:p>
          </table:table-cell>
          <table:table-cell table:formula="oooc:=TREND([Tabelle2.$B$4:Tabelle2.$B$9])" office:value-type="float" office:value="2.23809523809524">
            <text:p>2.24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TRIM</text:p>
          </table:table-cell>
          <table:table-cell table:formula="oooc:=TRIM(&quot;          Hier ist Text&quot;)" office:value-type="string" office:string-value="Hier ist Text">
            <text:p>Hier ist Text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TRIMMEAN</text:p>
          </table:table-cell>
          <table:table-cell table:formula="oooc:=TRIMMEAN([Tabelle2.$A$4:Tabelle2.$A$9];5%)" office:value-type="float" office:value="3.5">
            <text:p>3.5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RUE</text:p>
          </table:table-cell>
          <table:table-cell table:formula="oooc:=TRUE()" office:value-type="boolean" office:boolean-value="true">
            <text:p>TRUE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TRUNC</text:p>
          </table:table-cell>
          <table:table-cell table:formula="oooc:=TRUNC(12312.123123;2)" office:value-type="float" office:value="12312.12">
            <text:p>12312.12</text:p>
          </table:table-cell>
          <table:table-cell table:number-columns-repeated="254"/>
        </table:table-row>
        <table:table-row table:style-name="ro1">
          <table:table-cell office:value-type="string">
            <text:p>TTEST</text:p>
          </table:table-cell>
          <table:table-cell table:formula="oooc:=TTEST([Tabelle2.$A$4:Tabelle2.$A$9];[Tabelle2.$B$4:Tabelle2.$B$9];2;2)" office:value-type="float" office:value="0.169552124943788">
            <text:p>0.17</text:p>
          </table:table-cell>
          <table:table-cell table:style-name="ce5"/>
          <table:table-cell table:number-columns-repeated="253"/>
        </table:table-row>
        <table:table-row table:style-name="ro1">
          <table:table-cell office:value-type="string">
            <text:p>TYPE</text:p>
          </table:table-cell>
          <table:table-cell table:formula="oooc:=TYPE(&quot;laber&quot;)" office:value-type="float" office:value="2">
            <text:p>2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UPPER</text:p>
          </table:table-cell>
          <table:table-cell table:formula="oooc:=UPPER(&quot;pfuscher&quot;)" office:value-type="string" office:string-value="PFUSCHER">
            <text:p>PFUSCHER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formula="oooc:=VALUE(&quot;01.12.1998&quot;)" office:value-type="float" office:value="35807">
            <text:p>35807</text:p>
          </table:table-cell>
          <table:table-cell table:number-columns-repeated="254"/>
        </table:table-row>
        <table:table-row table:style-name="ro1">
          <table:table-cell office:value-type="string">
            <text:p>VAR</text:p>
          </table:table-cell>
          <table:table-cell table:formula="oooc:=VAR([Tabelle2.$B$15:Tabelle2.$B$21])" office:value-type="float" office:value="0.619047619047619">
            <text:p>0.62</text:p>
          </table:table-cell>
          <table:table-cell table:number-columns-repeated="254"/>
        </table:table-row>
        <table:table-row table:style-name="ro1">
          <table:table-cell office:value-type="string">
            <text:p>VARA</text:p>
          </table:table-cell>
          <table:table-cell table:formula="oooc:=VARA(3;4;8;6)" office:value-type="float" office:value="4.91666666666667">
            <text:p>4.92</text:p>
          </table:table-cell>
          <table:table-cell table:number-columns-repeated="254"/>
        </table:table-row>
        <table:table-row table:style-name="ro1">
          <table:table-cell office:value-type="string">
            <text:p>VARP</text:p>
          </table:table-cell>
          <table:table-cell table:formula="oooc:=VARP([Tabelle2.$B$15:Tabelle2.$B$21])" office:value-type="float" office:value="0.530612244897959">
            <text:p>0.53</text:p>
          </table:table-cell>
          <table:table-cell table:number-columns-repeated="254"/>
        </table:table-row>
        <table:table-row table:style-name="ro1">
          <table:table-cell office:value-type="string">
            <text:p>VARPA</text:p>
          </table:table-cell>
          <table:table-cell table:formula="oooc:=VARPA(42;453;3;3)" office:value-type="float" office:value="36060.1875">
            <text:p>36060.19</text:p>
          </table:table-cell>
          <table:table-cell table:number-columns-repeated="254"/>
        </table:table-row>
        <table:table-row table:style-name="ro1">
          <table:table-cell office:value-type="string">
            <text:p>VDB</text:p>
          </table:table-cell>
          <table:table-cell table:formula="oooc:=VDB(30000;2000;7;0;1;1;0)" office:value-type="currency" office:currency="USD" office:value="4285.71428571428">
            <text:p>$4,285.71</text:p>
          </table:table-cell>
          <table:table-cell table:number-columns-repeated="254"/>
        </table:table-row>
        <table:table-row table:style-name="ro1">
          <table:table-cell office:value-type="string">
            <text:p>VLOOKUP</text:p>
          </table:table-cell>
          <table:table-cell table:formula="oooc:=VLOOKUP(&quot;blau&quot;;[Tabelle2.$A$15:Tabelle2.$B$21];2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WEEKDAY</text:p>
          </table:table-cell>
          <table:table-cell table:formula="oooc:=WEEKDAY(&quot;01.01.1994&quot;;2)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WEIBULL</text:p>
          </table:table-cell>
          <table:table-cell table:formula="oooc:=WEIBULL(2;1;0.5;TRUE())" office:value-type="float" office:value="0.981684361111266">
            <text:p>0.98</text:p>
          </table:table-cell>
          <table:table-cell table:number-columns-repeated="254"/>
        </table:table-row>
        <table:table-row table:style-name="ro1">
          <table:table-cell office:value-type="string">
            <text:p>YEAR</text:p>
          </table:table-cell>
          <table:table-cell table:formula="oooc:=YEAR(35120)" office:value-type="float" office:value="1996">
            <text:p>1996</text:p>
          </table:table-cell>
          <table:table-cell table:number-columns-repeated="254"/>
        </table:table-row>
        <table:table-row table:style-name="ro1">
          <table:table-cell office:value-type="string">
            <text:p>ZTEST</text:p>
          </table:table-cell>
          <table:table-cell table:formula="oooc:=ZTEST([Tabelle2.$A$4:Tabelle2.$A$9];3)" office:value-type="float" office:value="0.256345380130889">
            <text:p>0.26</text:p>
          </table:table-cell>
          <table:table-cell table:style-name="ce11"/>
          <table:table-cell table:number-columns-repeated="253"/>
        </table:table-row>
      </table:table>
      <table:table table:name="Tabelle2" table:style-name="ta2" table:print="false">
        <office:forms form:automatic-focus="false" form:apply-design-mode="false"/>
        <table:table-column table:style-name="co3" table:number-columns-repeated="256" table:default-cell-style-name="Default"/>
        <table:table-row table:style-name="ro1">
          <table:table-cell table:style-name="ce4" office:value-type="string" table:number-columns-spanned="6" table:number-rows-spanned="1">
            <text:p>Dataarea</text:p>
          </table:table-cell>
          <table:covered-table-cell table:number-columns-repeated="5" table:style-name="ce13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"/>
          <table:table-cell/>
          <table:table-cell office:value-type="float" office:value="5000">
            <text:p>5000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500">
            <text:p>2500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00">
            <text:p>3000</text:p>
          </table:table-cell>
          <table:table-cell table:number-columns-repeated="252"/>
        </table:table-row>
        <table:table-row table:style-name="ro1">
          <table:table-cell table:number-columns-repeated="2" office:value-type="float" office:value="3">
            <text:p>3</text:p>
          </table:table-cell>
          <table:table-cell/>
          <table:table-cell office:value-type="float" office:value="2970">
            <text:p>2970</text:p>
          </table:table-cell>
          <table:table-cell table:number-columns-repeated="3"/>
          <table:table-cell office:value-type="string">
            <text:p>Filter</text:p>
          </table:table-cell>
          <table:table-cell table:number-columns-repeated="248"/>
        </table:table-row>
        <table:table-row table:style-name="ro1">
          <table:table-cell table:number-columns-repeated="2" office:value-type="float" office:value="4">
            <text:p>4</text:p>
          </table:table-cell>
          <table:table-cell/>
          <table:table-cell office:value-type="float" office:value="4500">
            <text:p>4500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5" office:value-type="string">
            <text:p>Farbe</text:p>
          </table:table-cell>
          <table:table-cell table:style-name="ce19"/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office:value-type="string">
            <text:p>blau</text:p>
          </table:table-cell>
          <table:table-cell table:style-name="ce20"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</text:p>
          </table:table-cell>
          <table:table-cell/>
          <table:table-cell office:value-type="string">
            <text:p>E9</text:p>
          </table:table-cell>
          <table:table-cell table:number-columns-repeated="4"/>
          <table:table-cell table:style-name="ce17" office:value-type="string">
            <text:p>gelb</text:p>
          </table:table-cell>
          <table:table-cell table:style-name="ce21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17" office:value-type="string">
            <text:p>grün</text:p>
          </table:table-cell>
          <table:table-cell table:style-name="ce21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17" office:value-type="string">
            <text:p>lila</text:p>
          </table:table-cell>
          <table:table-cell table:style-name="ce21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17" office:value-type="string">
            <text:p>rot</text:p>
          </table:table-cell>
          <table:table-cell table:style-name="ce21" office:value-type="float" office:value="4">
            <text:p>4</text:p>
          </table:table-cell>
          <table:table-cell table:number-columns-repeated="247"/>
        </table:table-row>
        <table:table-row table:style-name="ro1">
          <table:table-cell office:value-type="string">
            <text:p>Farbe</text:p>
          </table:table-cell>
          <table:table-cell office:value-type="string">
            <text:p>Wert</text:p>
          </table:table-cell>
          <table:table-cell/>
          <table:table-cell office:value-type="string">
            <text:p>Farbe</text:p>
          </table:table-cell>
          <table:table-cell office:value-type="string">
            <text:p>Wert</text:p>
          </table:table-cell>
          <table:table-cell table:number-columns-repeated="2"/>
          <table:table-cell table:style-name="ce18" office:value-type="string">
            <text:p>Total Result</text:p>
          </table:table-cell>
          <table:table-cell table:style-name="ce22" office:value-type="float" office:value="11">
            <text:p>11</text:p>
          </table:table-cell>
          <table:table-cell table:number-columns-repeated="247"/>
        </table:table-row>
        <table:table-row table:style-name="ro1">
          <table:table-cell office:value-type="string">
            <text:p>ro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ot</text:p>
          </table:table-cell>
          <table:table-cell table:number-columns-repeated="252"/>
        </table:table-row>
        <table:table-row table:style-name="ro1">
          <table:table-cell office:value-type="string">
            <text:p>gelb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grü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be</text:p>
          </table:table-cell>
          <table:table-cell office:value-type="string">
            <text:p>Wert</text:p>
          </table:table-cell>
          <table:table-cell table:number-columns-repeated="251"/>
        </table:table-row>
        <table:table-row table:style-name="ro1">
          <table:table-cell office:value-type="string">
            <text:p>bl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au</text:p>
          </table:table-cell>
          <table:table-cell table:number-columns-repeated="252"/>
        </table:table-row>
        <table:table-row table:style-name="ro1">
          <table:table-cell office:value-type="string">
            <text:p>gelb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lila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rot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-5000">
            <text:p>-5000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2970">
            <text:p>2970</text:p>
          </table:table-cell>
          <table:table-cell office:value-type="float" office:value="4500">
            <text:p>4500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table:number-columns-repeated="253"/>
        </table:table-row>
      </table:table>
      <table:table table:name="Tabelle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Functioncount" table:base-cell-address="$Tabelle1.$A$234" table:cell-range-address="$Tabelle1.$A$2:.$A$235"/>
      </table:named-expressions>
      <table:database-ranges>
        <table:database-range table:target-range-address="Tabelle1.A1:Tabelle1.B235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Tabelle2.H6:Tabelle2.I14" table:buttons="Tabelle2.H6 Tabelle2.H8">
          <table:source-cell-range table:cell-range-address="Tabelle2.A14:Tabelle2.B21"/>
          <table:data-pilot-field table:source-field-name="Farb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Wer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DM </number:text>
    </number:number-style>
    <number:number-style style:name="N120P1" style:volatile="true">
      <number:text>-</number:text>
      <number:number number:decimal-places="2" number:min-integer-digits="1" number:grouping="true"/>
      <number:text> DM </number:text>
    </number:number-style>
    <number:number-style style:name="N120P2" style:volatile="true">
      <number:text> -</number:text>
      <number:number number:decimal-places="0" number:min-integer-digits="0"/>
      <number:text> DM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number number:decimal-places="0" number:min-integer-digits="1" number:grouping="true"/>
      <number:text> DM</number:text>
    </number:number-style>
    <number:number-style style:name="N148">
      <number:text>-</number:text>
      <number:number number:decimal-places="0" number:min-integer-digits="1" number:grouping="true"/>
      <number:text> DM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DM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9P0"/>
    </number:number-style>
    <number:number-style style:name="N150">
      <number:number number:decimal-places="2" number:min-integer-digits="1" number:grouping="true"/>
      <number:text> DM</number:text>
    </number:number-style>
    <number:number-style style:name="N151P0" style:volatile="true">
      <number:number number:decimal-places="2" number:min-integer-digits="1" number:grouping="true"/>
      <number:text> DM</number:text>
    </number:number-style>
    <number:number-style style:name="N151">
      <number:text>-</number:text>
      <number:number number:decimal-places="2" number:min-integer-digits="1" number:grouping="true"/>
      <number:text> DM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DM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 DM </number:text>
    </number:number-style>
    <number:number-style style:name="N156P1" style:volatile="true">
      <number:text>-</number:text>
      <number:number number:decimal-places="0" number:min-integer-digits="1" number:grouping="true"/>
      <number:text> DM </number:text>
    </number:number-style>
    <number:number-style style:name="N156P2" style:volatile="true">
      <number:text> -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      </number:text>
    </number:number-style>
    <number:number-style style:name="N160P1" style:volatile="true">
      <number:text>-</number:text>
      <number:number number:decimal-places="0" number:min-integer-digits="1" number:grouping="true"/>
      <number:text>       </number:text>
    </number:number-style>
    <number:number-style style:name="N160P2" style:volatile="true">
      <number:text> -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number-style style:name="N166">
      <number:number number:decimal-places="10" number:min-integer-digits="1"/>
    </number:number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True</number:text>
    </number:number-style>
    <number:number-style style:name="N170P1" style:volatile="true">
      <number:text>True</number:text>
    </number:number-style>
    <number:number-style style:name="N170">
      <number:text>False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On</number:text>
    </number:number-style>
    <number:number-style style:name="N172P1" style:volatile="true">
      <number:text>On</number:text>
    </number:number-style>
    <number:number-style style:name="N172">
      <number:text>Off</number:text>
      <style:map style:condition="value()&gt;0" style:apply-style-name="N172P0"/>
      <style:map style:condition="value()&lt;0" style:apply-style-name="N172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  <style:style style:name="Excel_5f_BuiltIn_5f_Currency" style:display-name="Excel_BuiltIn_Currency" style:family="table-cell" style:parent-style-name="Default" style:data-style-name="N120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07/12/2007</text:date>, <text:time>12:14: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20$Build-9181</meta:generator>
    <meta:initial-creator>Joost Andrae</meta:initial-creator>
    <meta:creation-date>1998-07-03T15:22:03</meta:creation-date>
    <dc:date>2007-07-12T12:14:18</dc:date>
    <meta:print-date>2007-07-11T14:33:35</meta:print-date>
    <dc:language>en-US</dc:language>
    <meta:editing-cycles>7</meta:editing-cycles>
    <meta:editing-duration>PT20H52M31S</meta:editing-duration>
    <meta:user-defined meta:name="Info 1"/>
    <meta:user-defined meta:name="Info 2"/>
    <meta:user-defined meta:name="Info 3"/>
    <meta:user-defined meta:name="Info 4"/>
    <meta:document-statistic meta:table-count="3" meta:cell-count="563"/>
  </office:meta>
</office:document-meta>
</file>